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895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379cm"/>
    </style:style>
    <style:style style:name="co13" style:family="table-column">
      <style:table-column-properties fo:break-before="auto" style:column-width="1.54cm"/>
    </style:style>
    <style:style style:name="co14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4" table:number-columns-repeated="6" table:default-cell-style-name="Default"/>
        <table:table-column table:style-name="co7" table:number-columns-repeated="40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7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7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7"/>
          <table:table-cell table:style-name="ce8" office:value-type="string" calcext:value-type="string" table:number-columns-spanned="1" table:number-rows-spanned="3">
            <office:annotation draw:style-name="gr1" draw:text-style-name="P2" svg:width="8.012cm" svg:height="1.005cm" svg:x="36.15cm" svg:y="0.053cm" draw:caption-point-x="20.086cm" draw:caption-point-y="-0.043cm">
              <dc:date>2020-11-06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8" office:value-type="string" calcext:value-type="string" table:number-columns-spanned="2" table:number-rows-spanned="1">
            <text:p>Remuneração Básica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2">
            <office:annotation draw:style-name="gr2" draw:text-style-name="P2" svg:width="8.319cm" svg:height="1.137cm" svg:x="21.896cm" svg:y="0.187cm" draw:caption-point-x="20.06cm" draw:caption-point-y="0.274cm">
              <dc:date>2020-11-06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8" office:value-type="string" calcext:value-type="string" table:number-columns-spanned="1" table:number-rows-spanned="2">
            <office:annotation draw:style-name="gr3" draw:text-style-name="P2" svg:width="8.448cm" svg:height="1.031cm" svg:x="24.277cm" svg:y="0.187cm" draw:caption-point-x="20.2cm" draw:caption-point-y="0.274cm">
              <dc:date>2020-11-06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8" office:value-type="string" calcext:value-type="string" table:number-columns-spanned="1" table:number-rows-spanned="2">
            <office:annotation draw:style-name="gr4" draw:text-style-name="P2" svg:width="8.546cm" svg:height="0.74cm" svg:x="26.103cm" svg:y="0.187cm" draw:caption-point-x="20.305cm" draw:caption-point-y="0.274cm">
              <dc:date>2020-11-06T00:00:00</dc:date>
              <text:p text:style-name="P1"><text:span text:style-name="T1">9 Total dos rendimentos brutos pagos no mês.</text:span></text:p>
            </office:annotation>
            <text:p>Total de Rendimentos Brutos<text:span text:style-name="T4">9</text:span></text:p>
          </table:table-cell>
          <table:table-cell table:style-name="ce8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office:annotation draw:style-name="gr5" draw:text-style-name="P2" svg:width="6.55cm" svg:height="0.634cm" svg:x="34.358cm" svg:y="0.187cm" draw:caption-point-x="20.086cm" draw:caption-point-y="0.274cm">
              <dc:date>2020-11-06T00:00:00</dc:date>
              <text:p text:style-name="P1"><text:span text:style-name="T1">13 Total dos Descontos efetuados no mês.</text:span></text:p>
            </office:annotation>
            <text:p>Total de Descontos<text:span text:style-name="T4">13</text:span></text:p>
          </table:table-cell>
          <table:covered-table-cell table:style-name="ce8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52cm" svg:height="1.694cm" svg:x="9.171cm" svg:y="0.638cm" draw:caption-point-x="20.187cm" draw:caption-point-y="0.275cm">
              <dc:date>2020-11-06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4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801cm" svg:y="0.638cm" draw:caption-point-x="19.882cm" draw:caption-point-y="0.275cm">
              <dc:date>2020-11-06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1" office:value-type="string" calcext:value-type="string">
            <office:annotation draw:style-name="gr8" draw:text-style-name="P2" svg:width="8.031cm" svg:height="1.826cm" svg:x="13.494cm" svg:y="0.638cm" draw:caption-point-x="19.981cm" draw:caption-point-y="0.275cm">
              <dc:date>2020-11-06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4">3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5.188cm" svg:y="0.638cm" draw:caption-point-x="20.079cm" draw:caption-point-y="0.275cm">
              <dc:date>2020-11-06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1" office:value-type="string" calcext:value-type="string">
            <office:annotation draw:style-name="gr9" draw:text-style-name="P2" svg:width="7.648cm" svg:height="1.185cm" svg:x="17.582cm" svg:y="0.638cm" draw:caption-point-x="19.813cm" draw:caption-point-y="0.275cm">
              <dc:date>2020-11-06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4">5</text:span></text:p>
          </table:table-cell>
          <table:table-cell table:style-name="ce1" office:value-type="string" calcext:value-type="string">
            <office:annotation draw:style-name="gr10" draw:text-style-name="P2" svg:width="8.21cm" svg:height="2.144cm" svg:x="19.593cm" svg:y="0.638cm" draw:caption-point-x="19.929cm" draw:caption-point-y="0.275cm">
              <dc:date>2020-11-06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8"/>
          <table:table-cell table:style-name="ce1" office:value-type="string" calcext:value-type="string">
            <office:annotation draw:style-name="gr7" draw:text-style-name="P2" svg:width="8.082cm" svg:height="1.403cm" svg:x="28.915cm" svg:y="0.638cm" draw:caption-point-x="19.872cm" draw:caption-point-y="0.275cm">
              <dc:date>2020-11-06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1" office:value-type="string" calcext:value-type="string">
            <office:annotation draw:style-name="gr11" draw:text-style-name="P2" svg:width="5.062cm" svg:height="0.635cm" svg:x="30.241cm" svg:y="0.638cm" draw:caption-point-x="20.086cm" draw:caption-point-y="0.275cm">
              <dc:date>2020-11-06T00:00:00</dc:date>
              <text:p text:style-name="P1"><text:span text:style-name="T1">11 Imposto de Renda na Fonte.</text:span></text:p>
            </office:annotation>
            <text:p>Imposto de Renda<text:span text:style-name="T4">11</text:span></text:p>
          </table:table-cell>
          <table:table-cell table:style-name="ce1" office:value-type="string" calcext:value-type="string">
            <office:annotation draw:style-name="gr7" draw:text-style-name="P2" svg:width="8.077cm" svg:height="1.403cm" svg:x="32.566cm" svg:y="0.638cm" draw:caption-point-x="20.086cm" draw:caption-point-y="0.275cm">
              <dc:date>2020-11-06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8"/>
          <table:table-cell table:style-name="ce2" table:number-columns-repeated="6"/>
          <table:table-cell table:number-columns-repeated="1000"/>
        </table:table-row>
        <table:table-row table:style-name="ro1">
          <table:table-cell office:value-type="float" office:value="322959" calcext:value-type="float">
            <text:p>322959</text:p>
          </table:table-cell>
          <table:table-cell office:value-type="string" calcext:value-type="string">
            <text:p>WALERIA GARCELAN LOMA GARC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6" office:value-type="float" office:value="35462.22" calcext:value-type="float">
            <text:p><text:s/>35.462,22 </text:p>
          </table:table-cell>
          <table:table-cell table:style-name="ce6" office:value-type="float" office:value="2609.87" calcext:value-type="float">
            <text:p><text:s/>2.609,87 </text:p>
          </table:table-cell>
          <table:table-cell table:number-columns-repeated="5" table:style-name="ce6" office:value-type="float" office:value="0" calcext:value-type="float">
            <text:p><text:s/>- </text:p>
          </table:table-cell>
          <table:table-cell table:style-name="ce6" office:value-type="float" office:value="50762.78" calcext:value-type="float">
            <text:p><text:s/>50.762,78 </text:p>
          </table:table-cell>
          <table:table-cell table:style-name="ce6" office:value-type="float" office:value="88834.87" calcext:value-type="float">
            <text:p><text:s/>88.834,87 </text:p>
          </table:table-cell>
          <table:table-cell table:style-name="ce6" office:value-type="float" office:value="5115.36" calcext:value-type="float">
            <text:p><text:s/>5.115,36 </text:p>
          </table:table-cell>
          <table:table-cell table:style-name="ce6" office:value-type="float" office:value="-16119.87" calcext:value-type="float">
            <text:p>-16.119,87 </text:p>
          </table:table-cell>
          <table:table-cell table:style-name="ce6" office:value-type="float" office:value="0" calcext:value-type="float">
            <text:p><text:s/>- </text:p>
          </table:table-cell>
          <table:table-cell table:style-name="ce6" office:value-type="float" office:value="-11004.51" calcext:value-type="float">
            <text:p>-11.004,51 </text:p>
          </table:table-cell>
          <table:table-cell table:style-name="ce6" office:value-type="float" office:value="99839.38" calcext:value-type="float">
            <text:p><text:s/>99.839,38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 da última atualização: 02/09/2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</text:span><text:span text:style-name="T3"> Remuneração do cargo efetivo - Vencimento, GAMPU, V.P.I., Adicionais de Qualificação, G.A.E. e G.A.S., além de outras desta natureza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1</text:span><text:span text:style-name="T3"> Imposto de Renda na Fonte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1" table:number-rows-repeated="9333">
          <table:table-cell table:style-name="ce3"/>
          <table:table-cell table:number-columns-repeated="1023"/>
        </table:table-row>
        <table:table-row table:style-name="ro1" table:number-rows-repeated="10392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9:03:31.5665175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04:08.298000000</meta:creation-date>
    <dc:date>2021-02-03T09:04:22.061786923</dc:date>
    <meta:editing-duration>PT4M50S</meta:editing-duration>
    <meta:editing-cycles>3</meta:editing-cycles>
    <meta:generator>LibreOffice/6.4.4.2$Linux_X86_64 LibreOffice_project/40$Build-2</meta:generator>
    <meta:document-statistic meta:table-count="1" meta:cell-count="56" meta:object-count="0"/>
  </office:meta>
</office:document-meta>
</file>